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#Tic</text:p>
          </table:table-cell>
          <table:table-cell table:style-name="ce1" office:value-type="string" calcext:value-type="string">
            <text:p>#LUT</text:p>
          </table:table-cell>
          <table:table-cell table:style-name="ce1" office:value-type="string" calcext:value-type="string">
            <text:p>#REG</text:p>
          </table:table-cell>
          <table:table-cell table:style-name="ce1" office:value-type="string" calcext:value-type="string">
            <text:p>Ratio TIC</text:p>
          </table:table-cell>
          <table:table-cell table:style-name="ce1" office:value-type="string" calcext:value-type="string">
            <text:p>Ratio LUT</text:p>
          </table:table-cell>
          <table:table-cell table:style-name="ce1" office:value-type="string" calcext:value-type="string">
            <text:p>Ratio RE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b64</text:p>
          </table:table-cell>
          <table:table-cell office:value-type="string" calcext:value-type="string">
            <text:p>1ACB87</text:p>
          </table:table-cell>
          <table:table-cell office:value-type="float" office:value="7786" calcext:value-type="float">
            <text:p>7786</text:p>
          </table:table-cell>
          <table:table-cell office:value-type="float" office:value="4631" calcext:value-type="float">
            <text:p>46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b64</text:p>
          </table:table-cell>
          <table:table-cell office:value-type="string" calcext:value-type="string">
            <text:p>1acb87</text:p>
          </table:table-cell>
          <table:table-cell office:value-type="float" office:value="7580" calcext:value-type="float">
            <text:p>7580</text:p>
          </table:table-cell>
          <table:table-cell office:value-type="float" office:value="4571" calcext:value-type="float">
            <text:p>4571</text:p>
          </table:table-cell>
          <table:table-cell office:value-type="float" office:value="1" calcext:value-type="float">
            <text:p>1</text:p>
          </table:table-cell>
          <table:table-cell table:formula="of:=[.D3]/[.D2]" office:value-type="float" office:value="0.97354225533008" calcext:value-type="float">
            <text:p>0.97354225533008</text:p>
          </table:table-cell>
          <table:table-cell table:formula="of:=[.E3]/[.E2]" office:value-type="float" office:value="0.987043835024833" calcext:value-type="float">
            <text:p>0.98704383502483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b64</text:p>
          </table:table-cell>
          <table:table-cell office:value-type="string" calcext:value-type="string">
            <text:p>1ccb85</text:p>
          </table:table-cell>
          <table:table-cell office:value-type="float" office:value="7499" calcext:value-type="float">
            <text:p>7499</text:p>
          </table:table-cell>
          <table:table-cell office:value-type="float" office:value="4535" calcext:value-type="float">
            <text:p>4535</text:p>
          </table:table-cell>
          <table:table-cell table:formula="of:=1887109/1756039" office:value-type="float" office:value="1.07463957235574" calcext:value-type="float">
            <text:p>1.07463957235574</text:p>
          </table:table-cell>
          <table:table-cell table:formula="of:=[.D4]/[.D2]" office:value-type="float" office:value="0.963138967377344" calcext:value-type="float">
            <text:p>0.963138967377344</text:p>
          </table:table-cell>
          <table:table-cell table:formula="of:=[.E4]/[.E2]" office:value-type="float" office:value="0.979270136039732" calcext:value-type="float">
            <text:p>0.97927013603973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b64</text:p>
          </table:table-cell>
          <table:table-cell office:value-type="string" calcext:value-type="string">
            <text:p>15cb7e</text:p>
          </table:table-cell>
          <table:table-cell office:value-type="float" office:value="7539" calcext:value-type="float">
            <text:p>7539</text:p>
          </table:table-cell>
          <table:table-cell office:value-type="float" office:value="4528" calcext:value-type="float">
            <text:p>4528</text:p>
          </table:table-cell>
          <table:table-cell table:formula="of:=1428350/1756039" office:value-type="float" office:value="0.813393096622569" calcext:value-type="float">
            <text:p>0.813393096622569</text:p>
          </table:table-cell>
          <table:table-cell table:formula="of:=[.D5]/[.D2]" office:value-type="float" office:value="0.968276393526843" calcext:value-type="float">
            <text:p>0.968276393526843</text:p>
          </table:table-cell>
          <table:table-cell table:formula="of:=[.E5]/[.E2]" office:value-type="float" office:value="0.977758583459296" calcext:value-type="float">
            <text:p>0.97775858345929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b64</text:p>
          </table:table-cell>
          <table:table-cell office:value-type="string" calcext:value-type="string">
            <text:p>10cb79</text:p>
          </table:table-cell>
          <table:table-cell office:value-type="float" office:value="7712" calcext:value-type="float">
            <text:p>7712</text:p>
          </table:table-cell>
          <table:table-cell office:value-type="float" office:value="4527" calcext:value-type="float">
            <text:p>4527</text:p>
          </table:table-cell>
          <table:table-cell table:formula="of:=1100665/1756039" office:value-type="float" office:value="0.626788471098876" calcext:value-type="float">
            <text:p>0.626788471098876</text:p>
          </table:table-cell>
          <table:table-cell table:formula="of:=[.D6]/[.D2]" office:value-type="float" office:value="0.990495761623427" calcext:value-type="float">
            <text:p>0.990495761623427</text:p>
          </table:table-cell>
          <table:table-cell table:formula="of:=[.E6]/[.E2]" office:value-type="float" office:value="0.977542647376377" calcext:value-type="float">
            <text:p>0.97754264737637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b64</text:p>
          </table:table-cell>
          <table:table-cell office:value-type="string" calcext:value-type="string">
            <text:p>0b000e</text:p>
          </table:table-cell>
          <table:table-cell office:value-type="float" office:value="7875" calcext:value-type="float">
            <text:p>7875</text:p>
          </table:table-cell>
          <table:table-cell office:value-type="float" office:value="4528" calcext:value-type="float">
            <text:p>4528</text:p>
          </table:table-cell>
          <table:table-cell table:formula="of:=720910/1756039" office:value-type="float" office:value="0.410531884542428" calcext:value-type="float">
            <text:p>0.410531884542428</text:p>
          </table:table-cell>
          <table:table-cell table:formula="of:=[.D7]/[.D2]" office:value-type="float" office:value="1.01143077318264" calcext:value-type="float">
            <text:p>1.01143077318264</text:p>
          </table:table-cell>
          <table:table-cell table:formula="of:=[.E7]/[.E2]" office:value-type="float" office:value="0.977758583459296" calcext:value-type="float">
            <text:p>0.977758583459296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3"/>
          <table:table-cell table:style-name="Default" office:value-type="float" office:value="7035" calcext:value-type="float">
            <text:p>7035</text:p>
          </table:table-cell>
          <table:table-cell table:style-name="Default" office:value-type="float" office:value="4528" calcext:value-type="float">
            <text:p>4528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5:31:53.336050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8:09:20.385147216</meta:creation-date>
    <dc:date>2018-12-04T15:48:08.582900915</dc:date>
    <meta:editing-duration>PT2H15M21S</meta:editing-duration>
    <meta:editing-cycles>16</meta:editing-cycles>
    <meta:generator>LibreOffice/6.0.6.2$Linux_X86_64 LibreOffice_project/00m0$Build-2</meta:generator>
    <meta:document-statistic meta:table-count="1" meta:cell-count="58" meta:object-count="0"/>
  </office:meta>
</office:document-meta>
</file>